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RunnerCreator.createRunner( String manager , String language , ClassLoader classLoad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criptRunnerCreator.ScriptRunnerCreator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Creator.createRunner( String checkManager , String managerClass , String runner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